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.83mm"/>
    </style:style>
    <style:style style:name="co4" style:family="table-column">
      <style:table-column-properties fo:break-before="auto" style:column-width="28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6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Risoluzione strumenti di misur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 = calibro ventesimale (±0,05mm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 = calibro centesimale (±0,01mm)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b1(mm)</text:p>
          </table:table-cell>
          <table:table-cell/>
          <table:table-cell office:value-type="string" calcext:value-type="string">
            <text:p>b2(mm)</text:p>
          </table:table-cell>
          <table:table-cell/>
          <table:table-cell office:value-type="string" calcext:value-type="string">
            <text:p>h(mm)</text:p>
          </table:table-cell>
          <table:table-cell/>
          <table:table-cell office:value-type="string" calcext:value-type="string">
            <text:p>Masse(±0,001g)</text:p>
          </table:table-cell>
          <table:table-cell/>
          <table:table-cell office:value-type="string" calcext:value-type="string">
            <text:p>Volu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allelepipedo base quadrata argentato</text:p>
          </table:table-cell>
          <table:table-cell office:value-type="float" office:value="10.04" calcext:value-type="float">
            <text:p>10,04</text:p>
          </table:table-cell>
          <table:table-cell office:value-type="string" calcext:value-type="string">
            <text:p>p</text:p>
          </table:table-cell>
          <table:table-cell office:value-type="float" office:value="10.05" calcext:value-type="float">
            <text:p>10,05</text:p>
          </table:table-cell>
          <table:table-cell office:value-type="string" calcext:value-type="string">
            <text:p>p</text:p>
          </table:table-cell>
          <table:table-cell office:value-type="float" office:value="18.42" calcext:value-type="float">
            <text:p>18,42</text:p>
          </table:table-cell>
          <table:table-cell office:value-type="string" calcext:value-type="string">
            <text:p>p</text:p>
          </table:table-cell>
          <table:table-cell office:value-type="float" office:value="4.848" calcext:value-type="float">
            <text:p>4,848</text:p>
          </table:table-cell>
          <table:table-cell/>
          <table:table-cell table:style-name="ce1" table:formula="of:=[.B6]*[.D6]*[.F6]" office:value-type="float" office:value="1858.61484" calcext:value-type="float">
            <text:p>1858,6</text:p>
          </table:table-cell>
          <table:table-cell/>
          <table:table-cell office:value-type="string" calcext:value-type="string">
            <text:p>Err assoluto</text:p>
          </table:table-cell>
          <table:table-cell office:value-type="string" calcext:value-type="string">
            <text:p>Err relativ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llelepipedo base rettangolare argentato</text:p>
          </table:table-cell>
          <table:table-cell office:value-type="float" office:value="20.1" calcext:value-type="float">
            <text:p>20,1</text:p>
          </table:table-cell>
          <table:table-cell office:value-type="string" calcext:value-type="string">
            <text:p>v</text:p>
          </table:table-cell>
          <table:table-cell office:value-type="float" office:value="17.6" calcext:value-type="float">
            <text:p>17,6</text:p>
          </table:table-cell>
          <table:table-cell office:value-type="string" calcext:value-type="string">
            <text:p>v</text:p>
          </table:table-cell>
          <table:table-cell office:value-type="float" office:value="8.14" calcext:value-type="float">
            <text:p>8,14</text:p>
          </table:table-cell>
          <table:table-cell office:value-type="string" calcext:value-type="string">
            <text:p>p</text:p>
          </table:table-cell>
          <table:table-cell office:value-type="float" office:value="7.658" calcext:value-type="float">
            <text:p>7,658</text:p>
          </table:table-cell>
          <table:table-cell/>
          <table:table-cell table:style-name="ce1" table:formula="of:=[.B7]*[.D7]*[.F7]" office:value-type="float" office:value="2879.6064" calcext:value-type="float">
            <text:p>2879,6</text:p>
          </table:table-cell>
          <table:table-cell table:style-name="ce1"/>
          <table:table-cell table:style-name="ce1" table:formula="of:=0.01*([.B6]*[.D6]+[.F6]*[.D6]+[.F6]*[.B6])" office:value-type="float" office:value="4.709598" calcext:value-type="float">
            <text:p>4,7</text:p>
          </table:table-cell>
          <table:table-cell table:style-name="ce2" table:formula="of:=[.L7]/[.J6]" office:value-type="float" office:value="0.00253392897691487" calcext:value-type="float">
            <text:p>0,002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llelepipedo base quadrata opaco</text:p>
          </table:table-cell>
          <table:table-cell office:value-type="float" office:value="4.98" calcext:value-type="float">
            <text:p>4,98</text:p>
          </table:table-cell>
          <table:table-cell office:value-type="string" calcext:value-type="string">
            <text:p>p</text:p>
          </table:table-cell>
          <table:table-cell office:value-type="float" office:value="4.99" calcext:value-type="float">
            <text:p>4,99</text:p>
          </table:table-cell>
          <table:table-cell office:value-type="string" calcext:value-type="string">
            <text:p>p</text:p>
          </table:table-cell>
          <table:table-cell office:value-type="float" office:value="22.8" calcext:value-type="float">
            <text:p>22,8</text:p>
          </table:table-cell>
          <table:table-cell office:value-type="string" calcext:value-type="string">
            <text:p>v</text:p>
          </table:table-cell>
          <table:table-cell office:value-type="float" office:value="4.75" calcext:value-type="float">
            <text:p>4,75</text:p>
          </table:table-cell>
          <table:table-cell/>
          <table:table-cell table:style-name="ce1" table:formula="of:=[.B8]*[.D8]*[.F8]" office:value-type="float" office:value="566.58456" calcext:value-type="float">
            <text:p>566,6</text:p>
          </table:table-cell>
          <table:table-cell table:style-name="ce1"/>
          <table:table-cell table:style-name="ce1" table:formula="of:=0.01*([.D7]*[.B7])+0.05*([.D7]*[.F7]+[.B7]*[.F7])" office:value-type="float" office:value="18.8815" calcext:value-type="float">
            <text:p>18,9</text:p>
          </table:table-cell>
          <table:table-cell table:style-name="ce2" table:formula="of:=[.L8]/[.J7]" office:value-type="float" office:value="0.00655697250846505" calcext:value-type="float">
            <text:p>0,00656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1"/>
          <table:table-cell table:style-name="ce2"/>
          <table:table-cell table:style-name="ce1" table:formula="of:=0.01*([.B8]*[.F8]+[.D8]*[.F8])+0.05*[.B8]*[.D8]" office:value-type="float" office:value="3.51567" calcext:value-type="float">
            <text:p>3,5</text:p>
          </table:table-cell>
          <table:table-cell table:style-name="ce2" table:formula="of:=[.L9]/[.J8]" office:value-type="float" office:value="0.00620502260068647" calcext:value-type="float">
            <text:p>0,006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2*apotema</text:p>
          </table:table-cell>
          <table:table-cell table:number-columns-repeated="5"/>
          <table:table-cell table:style-name="ce1"/>
          <table:table-cell table:style-name="ce2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parallelepipedo base esagonale opaco</text:p>
          </table:table-cell>
          <table:table-cell office:value-type="float" office:value="17.55" calcext:value-type="float">
            <text:p>17,55</text:p>
          </table:table-cell>
          <table:table-cell office:value-type="string" calcext:value-type="string">
            <text:p>v</text:p>
          </table:table-cell>
          <table:table-cell office:value-type="float" office:value="14.95" calcext:value-type="float">
            <text:p>14,95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float" office:value="28.622" calcext:value-type="float">
            <text:p>28,622</text:p>
          </table:table-cell>
          <table:table-cell/>
          <table:table-cell table:style-name="ce1" table:formula="of:=(([.D11]/2)*2/((3)^0.5))/2*([.D11]/2)*6*[.B11]" office:value-type="float" office:value="3396.95769130377" calcext:value-type="float">
            <text:p>3397,0</text:p>
          </table:table-cell>
          <table:table-cell table:style-name="ce2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9"/>
          <table:table-cell table:style-name="ce1"/>
          <table:table-cell table:style-name="ce2"/>
          <table:table-cell table:style-name="ce1" table:formula="of:=2*(3)^0.5*[.D11]/2*(2*[.B11]*0.025+[.D11]/2*0.05)" office:value-type="float" office:value="32.4000671659098" calcext:value-type="float">
            <text:p>32,4</text:p>
          </table:table-cell>
          <table:table-cell table:style-name="ce2" table:formula="of:=[.L12]/[.J11]" office:value-type="float" office:value="0.00953796605970519" calcext:value-type="float">
            <text:p>0,00954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1"/>
          <table:table-cell table:style-name="ce2"/>
          <table:table-cell table:style-name="ce1"/>
          <table:table-cell table:style-name="ce2"/>
          <table:table-cell/>
          <table:table-cell office:value-type="string" calcext:value-type="string">
            <text:p>acciaio</text:p>
          </table:table-cell>
          <table:table-cell office:value-type="string" calcext:value-type="string">
            <text:p>sxx</text:p>
          </table:table-cell>
          <table:table-cell/>
          <table:table-cell office:value-type="string" calcext:value-type="string">
            <text:p>sxy</text:p>
          </table:table-cell>
          <table:table-cell/>
          <table:table-cell office:value-type="string" calcext:value-type="string">
            <text:p>syy</text:p>
          </table:table-cell>
        </table:table-row>
        <table:table-row table:style-name="ro1">
          <table:table-cell/>
          <table:table-cell office:value-type="string" calcext:value-type="string">
            <text:p>diametro</text:p>
          </table:table-cell>
          <table:table-cell/>
          <table:table-cell office:value-type="string" calcext:value-type="string">
            <text:p>h</text:p>
          </table:table-cell>
          <table:table-cell table:number-columns-repeated="5"/>
          <table:table-cell table:style-name="ce1"/>
          <table:table-cell table:style-name="ce2"/>
          <table:table-cell table:style-name="ce1"/>
          <table:table-cell table:style-name="ce2"/>
          <table:table-cell table:number-columns-repeated="2"/>
          <table:table-cell table:formula="of:=SUM([.J22:.J26])/5" office:value-type="float" office:value="1652.70429000049" calcext:value-type="float">
            <text:p>1652,70429000049</text:p>
          </table:table-cell>
          <table:table-cell table:number-columns-repeated="3"/>
          <table:table-cell table:formula="of:=SUM([.H22:.H26])/5" office:value-type="float" office:value="12.9866" calcext:value-type="float">
            <text:p>12,9866</text:p>
          </table:table-cell>
        </table:table-row>
        <table:table-row table:style-name="ro1">
          <table:table-cell office:value-type="string" calcext:value-type="string">
            <text:p>cilindro grande argentato</text:p>
          </table:table-cell>
          <table:table-cell office:value-type="float" office:value="19.75" calcext:value-type="float">
            <text:p>19,75</text:p>
          </table:table-cell>
          <table:table-cell office:value-type="string" calcext:value-type="string">
            <text:p>v</text:p>
          </table:table-cell>
          <table:table-cell office:value-type="float" office:value="19.05" calcext:value-type="float">
            <text:p>19,05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float" office:value="15.878" calcext:value-type="float">
            <text:p>15,878</text:p>
          </table:table-cell>
          <table:table-cell/>
          <table:table-cell table:style-name="ce1" table:formula="of:=(([.B15]/2)^2)*3.14159*[.D15]" office:value-type="float" office:value="5836.04584014844" calcext:value-type="float">
            <text:p>5836,0</text:p>
          </table:table-cell>
          <table:table-cell table:style-name="ce2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cilindro piccolo argentato</text:p>
          </table:table-cell>
          <table:table-cell office:value-type="float" office:value="11.95" calcext:value-type="float">
            <text:p>11,95</text:p>
          </table:table-cell>
          <table:table-cell office:value-type="string" calcext:value-type="string">
            <text:p>p</text:p>
          </table:table-cell>
          <table:table-cell office:value-type="float" office:value="19.1" calcext:value-type="float">
            <text:p>19,1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float" office:value="5.779" calcext:value-type="float">
            <text:p>5,779</text:p>
          </table:table-cell>
          <table:table-cell/>
          <table:table-cell table:style-name="ce1" table:formula="of:=(([.B16]/2)^2)*3.14159*[.D16]" office:value-type="float" office:value="2142.19347603062" calcext:value-type="float">
            <text:p>2142,2</text:p>
          </table:table-cell>
          <table:table-cell table:style-name="ce2"/>
          <table:table-cell table:style-name="ce1" table:formula="of:=2*[.B15]/2*3.14159*0.025*[.D15]+0.05*([.B15]/2)^2*3.14159" office:value-type="float" office:value="44.8673048078125" calcext:value-type="float">
            <text:p>44,9</text:p>
          </table:table-cell>
          <table:table-cell table:style-name="ce2" table:formula="of:=[.L16]/[.J15]" office:value-type="float" office:value="0.007687963055251" calcext:value-type="float">
            <text:p>0,00769</text:p>
          </table:table-cell>
          <table:table-cell table:number-columns-repeated="2"/>
          <table:table-cell table:formula="of:=([.J22]-[.$P$14])^2" office:value-type="float" office:value="1445681.67424631" calcext:value-type="float">
            <text:p>1445681,67424631</text:p>
          </table:table-cell>
          <table:table-cell/>
          <table:table-cell table:formula="of:=([.J22]-[.$P$14])*([.H22]-[.$T$14])" office:value-type="float" office:value="11378.7017328521" calcext:value-type="float">
            <text:p>11378,7017328521</text:p>
          </table:table-cell>
          <table:table-cell/>
          <table:table-cell table:formula="of:=([.H22]-[.$T$14])^2" office:value-type="float" office:value="89.55972496" calcext:value-type="float">
            <text:p>89,55972496</text:p>
          </table:table-cell>
        </table:table-row>
        <table:table-row table:style-name="ro1">
          <table:table-cell office:value-type="string" calcext:value-type="string">
            <text:p>cilindro grande opaco</text:p>
          </table:table-cell>
          <table:table-cell office:value-type="float" office:value="9.96" calcext:value-type="float">
            <text:p>9,96</text:p>
          </table:table-cell>
          <table:table-cell office:value-type="string" calcext:value-type="string">
            <text:p>p</text:p>
          </table:table-cell>
          <table:table-cell office:value-type="float" office:value="37.4" calcext:value-type="float">
            <text:p>37,4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float" office:value="24.55" calcext:value-type="float">
            <text:p>24,55</text:p>
          </table:table-cell>
          <table:table-cell/>
          <table:table-cell table:style-name="ce1" table:formula="of:=(([.B17]/2)^2)*3.14159*[.D17]" office:value-type="float" office:value="2913.9345549864" calcext:value-type="float">
            <text:p>2913,9</text:p>
          </table:table-cell>
          <table:table-cell table:style-name="ce2"/>
          <table:table-cell table:style-name="ce1" table:formula="of:=2*[.B16]/2*3.14159*0.005*[.D16]+0.05*([.B16]/2)^2*3.14159" office:value-type="float" office:value="9.1930973724375" calcext:value-type="float">
            <text:p>9,2</text:p>
          </table:table-cell>
          <table:table-cell table:style-name="ce2" table:formula="of:=[.L17]/[.J16]" office:value-type="float" office:value="0.00429144121448444" calcext:value-type="float">
            <text:p>0,00429</text:p>
          </table:table-cell>
          <table:table-cell table:number-columns-repeated="2"/>
          <table:table-cell table:formula="of:=([.J23]-[.$P$14])^2" office:value-type="float" office:value="400060.929787795" calcext:value-type="float">
            <text:p>400060,929787795</text:p>
          </table:table-cell>
          <table:table-cell/>
          <table:table-cell table:formula="of:=([.J23]-[.$P$14])*([.H23]-[.$T$14])" office:value-type="float" office:value="2928.23912686341" calcext:value-type="float">
            <text:p>2928,23912686341</text:p>
          </table:table-cell>
          <table:table-cell/>
          <table:table-cell table:formula="of:=([.H23]-[.$T$14])^2" office:value-type="float" office:value="21.43319616" calcext:value-type="float">
            <text:p>21,43319616</text:p>
          </table:table-cell>
        </table:table-row>
        <table:table-row table:style-name="ro1">
          <table:table-cell office:value-type="string" calcext:value-type="string">
            <text:p>cilindro piccolo opaco</text:p>
          </table:table-cell>
          <table:table-cell office:value-type="float" office:value="5.95" calcext:value-type="float">
            <text:p>5,95</text:p>
          </table:table-cell>
          <table:table-cell office:value-type="string" calcext:value-type="string">
            <text:p>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2.338" calcext:value-type="float">
            <text:p>2,338</text:p>
          </table:table-cell>
          <table:table-cell/>
          <table:table-cell table:style-name="ce1" table:formula="of:=(([.B18]/2)^2)*3.14159*[.D18]" office:value-type="float" office:value="278.0503499375" calcext:value-type="float">
            <text:p>278,1</text:p>
          </table:table-cell>
          <table:table-cell table:style-name="ce2"/>
          <table:table-cell table:style-name="ce1" table:formula="of:=2*[.B17]/2*3.14159*0.005*[.D17]+0.05*([.B17]/2)^2*3.14159" office:value-type="float" office:value="9.7469086386" calcext:value-type="float">
            <text:p>9,7</text:p>
          </table:table-cell>
          <table:table-cell table:style-name="ce2" table:formula="of:=[.L18]/[.J17]" office:value-type="float" office:value="0.00334493052423598" calcext:value-type="float">
            <text:p>0,00334</text:p>
          </table:table-cell>
          <table:table-cell table:number-columns-repeated="2"/>
          <table:table-cell table:formula="of:=([.J24]-[.$P$14])^2" office:value-type="float" office:value="17216.2038575209" calcext:value-type="float">
            <text:p>17216,2038575209</text:p>
          </table:table-cell>
          <table:table-cell/>
          <table:table-cell table:formula="of:=([.J24]-[.$P$14])*([.H24]-[.$T$14])" office:value-type="float" office:value="143.623048952031" calcext:value-type="float">
            <text:p>143,623048952031</text:p>
          </table:table-cell>
          <table:table-cell/>
          <table:table-cell table:formula="of:=([.H24]-[.$T$14])^2" office:value-type="float" office:value="1.19814916" calcext:value-type="float">
            <text:p>1,19814916</text:p>
          </table:table-cell>
        </table:table-row>
        <table:table-row table:style-name="ro1">
          <table:table-cell table:number-columns-repeated="9"/>
          <table:table-cell table:style-name="ce1"/>
          <table:table-cell table:style-name="ce2"/>
          <table:table-cell table:style-name="ce1" table:formula="of:=2*[.B18]/2*3.14159*0.005*[.D18]+0.005*([.B18]/2)^2*3.14159" office:value-type="float" office:value="1.07364819996875" calcext:value-type="float">
            <text:p>1,1</text:p>
          </table:table-cell>
          <table:table-cell table:style-name="ce2" table:formula="of:=[.L19]/[.J18]" office:value-type="float" office:value="0.00386134453781513" calcext:value-type="float">
            <text:p>0,00386</text:p>
          </table:table-cell>
          <table:table-cell table:number-columns-repeated="2"/>
          <table:table-cell table:formula="of:=([.J25]-[.$P$14])^2" office:value-type="float" office:value="190225.387648598" calcext:value-type="float">
            <text:p>190225,387648598</text:p>
          </table:table-cell>
          <table:table-cell/>
          <table:table-cell table:formula="of:=([.J25]-[.$P$14])*([.H25]-[.$T$14])" office:value-type="float" office:value="1454.29307521548" calcext:value-type="float">
            <text:p>1454,29307521548</text:p>
          </table:table-cell>
          <table:table-cell/>
          <table:table-cell table:formula="of:=([.H25]-[.$T$14])^2" office:value-type="float" office:value="11.11822336" calcext:value-type="float">
            <text:p>11,11822336</text:p>
          </table:table-cell>
        </table:table-row>
        <table:table-row table:style-name="ro1">
          <table:table-cell table:number-columns-repeated="9"/>
          <table:table-cell table:style-name="ce1"/>
          <table:table-cell table:style-name="ce2"/>
          <table:table-cell table:style-name="ce1"/>
          <table:table-cell table:style-name="ce2"/>
          <table:table-cell table:number-columns-repeated="2"/>
          <table:table-cell table:formula="of:=([.J26]-[.$P$14])^2" office:value-type="float" office:value="2340688.59120465" calcext:value-type="float">
            <text:p>2340688,59120465</text:p>
          </table:table-cell>
          <table:table-cell/>
          <table:table-cell table:formula="of:=([.J26]-[.$P$14])*([.H26]-[.$T$14])" office:value-type="float" office:value="18134.8830556879" calcext:value-type="float">
            <text:p>18134,8830556879</text:p>
          </table:table-cell>
          <table:table-cell/>
          <table:table-cell table:formula="of:=([.H26]-[.$T$14])^2" office:value-type="float" office:value="140.50309156" calcext:value-type="float">
            <text:p>140,50309156</text:p>
          </table:table-cell>
        </table:table-row>
        <table:table-row table:style-name="ro1">
          <table:table-cell/>
          <table:table-cell office:value-type="string" calcext:value-type="string">
            <text:p>diametro</text:p>
          </table:table-cell>
          <table:table-cell/>
          <table:table-cell office:value-type="string" calcext:value-type="string">
            <text:p>raggio</text:p>
          </table:table-cell>
          <table:table-cell table:number-columns-repeated="5"/>
          <table:table-cell table:style-name="ce1"/>
          <table:table-cell table:style-name="ce2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Sfera 1</text:p>
          </table:table-cell>
          <table:table-cell office:value-type="float" office:value="9.51" calcext:value-type="float">
            <text:p>9,51</text:p>
          </table:table-cell>
          <table:table-cell office:value-type="string" calcext:value-type="string">
            <text:p>p</text:p>
          </table:table-cell>
          <table:table-cell table:formula="of:=[.B22]/2" office:value-type="float" office:value="4.755" calcext:value-type="float">
            <text:p>4,755</text:p>
          </table:table-cell>
          <table:table-cell table:number-columns-repeated="3"/>
          <table:table-cell office:value-type="float" office:value="3.523" calcext:value-type="float">
            <text:p>3,523</text:p>
          </table:table-cell>
          <table:table-cell/>
          <table:table-cell table:style-name="ce1" table:formula="of:=(4/3)*3.14159*([.B22]/2)^3" office:value-type="float" office:value="450.339256308015" calcext:value-type="float">
            <text:p>450,3</text:p>
          </table:table-cell>
          <table:table-cell table:style-name="ce2"/>
          <table:table-cell table:style-name="ce1"/>
          <table:table-cell table:style-name="ce2"/>
          <table:table-cell table:number-columns-repeated="2"/>
          <table:table-cell table:formula="of:=SUM([.P16:.P20])" office:value-type="float" office:value="4393872.78674488" calcext:value-type="float">
            <text:p>4393872,78674488</text:p>
          </table:table-cell>
          <table:table-cell/>
          <table:table-cell table:formula="of:=SUM([.R16:.R20])" office:value-type="float" office:value="34039.7400395709" calcext:value-type="float">
            <text:p>34039,7400395709</text:p>
          </table:table-cell>
          <table:table-cell/>
          <table:table-cell table:formula="of:=SUM([.T16:.T20])" office:value-type="float" office:value="263.8123852" calcext:value-type="float">
            <text:p>263,8123852</text:p>
          </table:table-cell>
        </table:table-row>
        <table:table-row table:style-name="ro1">
          <table:table-cell office:value-type="string" calcext:value-type="string">
            <text:p>Sfera 2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p</text:p>
          </table:table-cell>
          <table:table-cell table:formula="of:=[.B23]/2" office:value-type="float" office:value="6.245" calcext:value-type="float">
            <text:p>6,245</text:p>
          </table:table-cell>
          <table:table-cell table:number-columns-repeated="3"/>
          <table:table-cell office:value-type="float" office:value="8.357" calcext:value-type="float">
            <text:p>8,357</text:p>
          </table:table-cell>
          <table:table-cell/>
          <table:table-cell table:style-name="ce1" table:formula="of:=(4/3)*3.14159*([.B23]/2)^3" office:value-type="float" office:value="1020.20059057432" calcext:value-type="float">
            <text:p>1020,2</text:p>
          </table:table-cell>
          <table:table-cell table:style-name="ce2"/>
          <table:table-cell table:style-name="ce1" table:formula="of:=4*3.14159*[.D22]^2*0.005" office:value-type="float" office:value="1.420628568795" calcext:value-type="float">
            <text:p>1,4</text:p>
          </table:table-cell>
          <table:table-cell table:style-name="ce2" table:formula="of:=[.L23]/[.J22]" office:value-type="float" office:value="0.00315457413249211" calcext:value-type="float">
            <text:p>0,003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fera 3</text:p>
          </table:table-cell>
          <table:table-cell office:value-type="float" office:value="14.27" calcext:value-type="float">
            <text:p>14,27</text:p>
          </table:table-cell>
          <table:table-cell office:value-type="string" calcext:value-type="string">
            <text:p>p</text:p>
          </table:table-cell>
          <table:table-cell table:formula="of:=[.B24]/2" office:value-type="float" office:value="7.135" calcext:value-type="float">
            <text:p>7,135</text:p>
          </table:table-cell>
          <table:table-cell table:number-columns-repeated="3"/>
          <table:table-cell office:value-type="float" office:value="11.892" calcext:value-type="float">
            <text:p>11,892</text:p>
          </table:table-cell>
          <table:table-cell/>
          <table:table-cell table:style-name="ce1" table:formula="of:=(4/3)*3.14159*([.B24]/2)^3" office:value-type="float" office:value="1521.49375742966" calcext:value-type="float">
            <text:p>1521,5</text:p>
          </table:table-cell>
          <table:table-cell table:style-name="ce2"/>
          <table:table-cell table:style-name="ce1" table:formula="of:=4*3.14159*[.D23]^2*0.005" office:value-type="float" office:value="2.450441770795" calcext:value-type="float">
            <text:p>2,5</text:p>
          </table:table-cell>
          <table:table-cell table:style-name="ce2" table:formula="of:=[.L24]/[.J23]" office:value-type="float" office:value="0.00240192153722978" calcext:value-type="float">
            <text:p>0,002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fera 4</text:p>
          </table:table-cell>
          <table:table-cell office:value-type="float" office:value="15.86" calcext:value-type="float">
            <text:p>15,86</text:p>
          </table:table-cell>
          <table:table-cell office:value-type="string" calcext:value-type="string">
            <text:p>p</text:p>
          </table:table-cell>
          <table:table-cell table:formula="of:=[.B25]/2" office:value-type="float" office:value="7.93" calcext:value-type="float">
            <text:p>7,93</text:p>
          </table:table-cell>
          <table:table-cell table:number-columns-repeated="3"/>
          <table:table-cell office:value-type="float" office:value="16.321" calcext:value-type="float">
            <text:p>16,321</text:p>
          </table:table-cell>
          <table:table-cell/>
          <table:table-cell table:style-name="ce1" table:formula="of:=(4/3)*3.14159*([.B25]/2)^3" office:value-type="float" office:value="2088.85264509151" calcext:value-type="float">
            <text:p>2088,9</text:p>
          </table:table-cell>
          <table:table-cell table:style-name="ce2"/>
          <table:table-cell table:style-name="ce1" table:formula="of:=4*3.14159*[.D24]^2*0.005" office:value-type="float" office:value="3.198655411555" calcext:value-type="float">
            <text:p>3,2</text:p>
          </table:table-cell>
          <table:table-cell table:style-name="ce2" table:formula="of:=[.L25]/[.J24]" office:value-type="float" office:value="0.00210231254379818" calcext:value-type="float">
            <text:p>0,00210</text:p>
          </table:table-cell>
          <table:table-cell/>
          <table:table-cell office:value-type="string" calcext:value-type="string">
            <text:p>b</text:p>
          </table:table-cell>
          <table:table-cell table:formula="of:=[.R22]/[.P22]" office:value-type="float" office:value="0.0077470927565904" calcext:value-type="float">
            <text:p>0,007747092756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era 5</text:p>
          </table:table-cell>
          <table:table-cell office:value-type="float" office:value="18.25" calcext:value-type="float">
            <text:p>18,25</text:p>
          </table:table-cell>
          <table:table-cell office:value-type="string" calcext:value-type="string">
            <text:p>p</text:p>
          </table:table-cell>
          <table:table-cell table:formula="of:=[.B26]/2" office:value-type="float" office:value="9.125" calcext:value-type="float">
            <text:p>9,125</text:p>
          </table:table-cell>
          <table:table-cell table:number-columns-repeated="3"/>
          <table:table-cell office:value-type="float" office:value="24.84" calcext:value-type="float">
            <text:p>24,84</text:p>
          </table:table-cell>
          <table:table-cell/>
          <table:table-cell table:style-name="ce1" table:formula="of:=(4/3)*3.14159*([.B26]/2)^3" office:value-type="float" office:value="3182.63520059896" calcext:value-type="float">
            <text:p>3182,6</text:p>
          </table:table-cell>
          <table:table-cell table:style-name="ce2"/>
          <table:table-cell table:style-name="ce1" table:formula="of:=4*3.14159*[.D25]^2*0.005" office:value-type="float" office:value="3.95117145982" calcext:value-type="float">
            <text:p>4,0</text:p>
          </table:table-cell>
          <table:table-cell table:style-name="ce2" table:formula="of:=[.L26]/[.J25]" office:value-type="float" office:value="0.00189155107187894" calcext:value-type="float">
            <text:p>0,00189</text:p>
          </table:table-cell>
          <table:table-cell table:number-columns-repeated="7"/>
        </table:table-row>
        <table:table-row table:style-name="ro1">
          <table:table-cell table:number-columns-repeated="10"/>
          <table:table-cell table:style-name="ce2"/>
          <table:table-cell table:style-name="ce1" table:formula="of:=4*3.14159*[.D26]^2*0.005" office:value-type="float" office:value="5.231729096875" calcext:value-type="float">
            <text:p>5,2</text:p>
          </table:table-cell>
          <table:table-cell table:style-name="ce2" table:formula="of:=[.L27]/[.J26]" office:value-type="float" office:value="0.00164383561643836" calcext:value-type="float">
            <text:p>0,00164</text:p>
          </table:table-cell>
          <table:table-cell/>
          <table:table-cell office:value-type="string" calcext:value-type="string">
            <text:p>s</text:p>
          </table:table-cell>
          <table:table-cell table:formula="of:=(([.T22]-([.R22]^2)/[.P22])/2)^0.5" office:value-type="float" office:value="0.227334228856863" calcext:value-type="float">
            <text:p>0,227334228856863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delta b</text:p>
          </table:table-cell>
          <table:table-cell table:formula="of:=[.P27]/([.P22])^0.5" office:value-type="float" office:value="0.000108452880488424" calcext:value-type="float">
            <text:p>0,000108452880488</text:p>
          </table:table-cell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alluminio</text:p>
          </table:table-cell>
          <table:table-cell office:value-type="string" calcext:value-type="string">
            <text:p>sxx</text:p>
          </table:table-cell>
          <table:table-cell/>
          <table:table-cell office:value-type="string" calcext:value-type="string">
            <text:p>sxy</text:p>
          </table:table-cell>
          <table:table-cell/>
          <table:table-cell office:value-type="string" calcext:value-type="string">
            <text:p>syy</text:p>
          </table:table-cell>
          <table:table-cell/>
          <table:table-cell office:value-type="string" calcext:value-type="string">
            <text:p>ottone</text:p>
          </table:table-cell>
          <table:table-cell office:value-type="string" calcext:value-type="string">
            <text:p>sxx</text:p>
          </table:table-cell>
          <table:table-cell/>
          <table:table-cell office:value-type="string" calcext:value-type="string">
            <text:p>sxy</text:p>
          </table:table-cell>
          <table:table-cell/>
          <table:table-cell office:value-type="string" calcext:value-type="string">
            <text:p>syy</text:p>
          </table:table-cell>
        </table:table-row>
        <table:table-row table:style-name="ro1">
          <table:table-cell/>
          <table:table-cell table:formula="of:=LOG10([.D22])" office:value-type="float" office:value="0.677150521273433" calcext:value-type="float">
            <text:p>0,677150521273433</text:p>
          </table:table-cell>
          <table:table-cell/>
          <table:table-cell table:formula="of:=LOG10([.H22])" office:value-type="float" office:value="0.546912643181243" calcext:value-type="float">
            <text:p>0,546912643181243</text:p>
          </table:table-cell>
          <table:table-cell table:number-columns-repeated="4"/>
          <table:table-cell table:formula="of:=([.J16]+[.J15]+[.J7]+[.J6])/4" office:value-type="float" office:value="3179.11513904477" calcext:value-type="float">
            <text:p>3179,11513904477</text:p>
          </table:table-cell>
          <table:table-cell table:number-columns-repeated="3"/>
          <table:table-cell table:formula="of:=([.H6]+[.H7]+[.H15]+[.H16])/4" office:value-type="float" office:value="8.54075" calcext:value-type="float">
            <text:p>8,54075</text:p>
          </table:table-cell>
          <table:table-cell table:number-columns-repeated="2"/>
          <table:table-cell table:formula="of:=([.J8]+[.J11]+[.J17]+[.J18])/4" office:value-type="float" office:value="1788.88178905692" calcext:value-type="float">
            <text:p>1788,88178905692</text:p>
          </table:table-cell>
          <table:table-cell table:number-columns-repeated="3"/>
          <table:table-cell table:formula="of:=([.H7]+[.H11]+[.H17]+[.H18])/4" office:value-type="float" office:value="15.792" calcext:value-type="float">
            <text:p>15,792</text:p>
          </table:table-cell>
        </table:table-row>
        <table:table-row table:style-name="ro1">
          <table:table-cell/>
          <table:table-cell table:formula="of:=LOG10([.D23])" office:value-type="float" office:value="0.795532442710154" calcext:value-type="float">
            <text:p>0,795532442710154</text:p>
          </table:table-cell>
          <table:table-cell/>
          <table:table-cell table:formula="of:=LOG10([.H23])" office:value-type="float" office:value="0.922050402167174" calcext:value-type="float">
            <text:p>0,922050402167174</text:p>
          </table:table-cell>
          <table:table-cell table:number-columns-repeated="16"/>
        </table:table-row>
        <table:table-row table:style-name="ro1">
          <table:table-cell/>
          <table:table-cell table:formula="of:=LOG10([.D24])" office:value-type="float" office:value="0.853393977450666" calcext:value-type="float">
            <text:p>0,853393977450666</text:p>
          </table:table-cell>
          <table:table-cell/>
          <table:table-cell table:formula="of:=LOG10([.H24])" office:value-type="float" office:value="1.0752549005329" calcext:value-type="float">
            <text:p>1,0752549005329</text:p>
          </table:table-cell>
          <table:table-cell table:number-columns-repeated="4"/>
          <table:table-cell table:formula="of:=([.I33]-[.J6])^2" office:value-type="float" office:value="1743721.03977732" calcext:value-type="float">
            <text:p>1743721,03977732</text:p>
          </table:table-cell>
          <table:table-cell/>
          <table:table-cell table:formula="of:=([.J6]-[.I33])*([.H6]-[.M33])" office:value-type="float" office:value="4876.27747929756" calcext:value-type="float">
            <text:p>4876,27747929756</text:p>
          </table:table-cell>
          <table:table-cell/>
          <table:table-cell table:formula="of:=([.H6]-[.M33])^2" office:value-type="float" office:value="13.6364025625" calcext:value-type="float">
            <text:p>13,6364025625</text:p>
          </table:table-cell>
          <table:table-cell table:number-columns-repeated="2"/>
          <table:table-cell table:formula="of:=([.J8]-[.P33])^2" office:value-type="float" office:value="1494010.51616022" calcext:value-type="float">
            <text:p>1494010,51616022</text:p>
          </table:table-cell>
          <table:table-cell/>
          <table:table-cell table:formula="of:=([.J8]-[.P33])*([.H7]-[.T33])" office:value-type="float" office:value="9942.16566114896" calcext:value-type="float">
            <text:p>9942,16566114896</text:p>
          </table:table-cell>
          <table:table-cell/>
          <table:table-cell table:formula="of:=([.H7]-[.$T$33])^2" office:value-type="float" office:value="66.161956" calcext:value-type="float">
            <text:p>66,161956</text:p>
          </table:table-cell>
        </table:table-row>
        <table:table-row table:style-name="ro1">
          <table:table-cell/>
          <table:table-cell table:formula="of:=LOG10([.D25])" office:value-type="float" office:value="0.899273187317604" calcext:value-type="float">
            <text:p>0,899273187317604</text:p>
          </table:table-cell>
          <table:table-cell/>
          <table:table-cell table:formula="of:=LOG10([.H25])" office:value-type="float" office:value="1.21274676478407" calcext:value-type="float">
            <text:p>1,21274676478407</text:p>
          </table:table-cell>
          <table:table-cell table:number-columns-repeated="4"/>
          <table:table-cell table:formula="of:=([.J7]-[.I33])^2" office:value-type="float" office:value="89705.4847641853" calcext:value-type="float">
            <text:p>89705,4847641853</text:p>
          </table:table-cell>
          <table:table-cell/>
          <table:table-cell table:formula="of:=([.J7]-[.I33])*([.H7]-[.M33])" office:value-type="float" office:value="264.391339391766" calcext:value-type="float">
            <text:p>264,391339391766</text:p>
          </table:table-cell>
          <table:table-cell/>
          <table:table-cell table:formula="of:=([.H7]-[.M33])^2" office:value-type="float" office:value="0.779247562499998" calcext:value-type="float">
            <text:p>0,779247562499998</text:p>
          </table:table-cell>
          <table:table-cell table:number-columns-repeated="2"/>
          <table:table-cell table:formula="of:=([.J11]-[.P33])^2" office:value-type="float" office:value="2585908.10738702" calcext:value-type="float">
            <text:p>2585908,10738702</text:p>
          </table:table-cell>
          <table:table-cell/>
          <table:table-cell table:formula="of:=([.H11]-[.T33])*([.J11]-[.P33])" office:value-type="float" office:value="20631.6138258271" calcext:value-type="float">
            <text:p>20631,6138258271</text:p>
          </table:table-cell>
          <table:table-cell/>
          <table:table-cell table:formula="of:=([.H11]-[.$T$33])^2" office:value-type="float" office:value="164.6089" calcext:value-type="float">
            <text:p>164,6089</text:p>
          </table:table-cell>
        </table:table-row>
        <table:table-row table:style-name="ro1">
          <table:table-cell/>
          <table:table-cell table:formula="of:=LOG10([.D26])" office:value-type="float" office:value="0.960232873128512" calcext:value-type="float">
            <text:p>0,960232873128512</text:p>
          </table:table-cell>
          <table:table-cell/>
          <table:table-cell table:formula="of:=LOG10([.H26])" office:value-type="float" office:value="1.39515159150454" calcext:value-type="float">
            <text:p>1,39515159150454</text:p>
          </table:table-cell>
          <table:table-cell table:number-columns-repeated="4"/>
          <table:table-cell table:formula="of:=([.I33]-[.J15])^2" office:value-type="float" office:value="7059280.75046725" calcext:value-type="float">
            <text:p>7059280,75046725</text:p>
          </table:table-cell>
          <table:table-cell/>
          <table:table-cell table:formula="of:=([.J15]-[.I33])*([.H15]-[.M33])" office:value-type="float" office:value="19494.5647866729" calcext:value-type="float">
            <text:p>19494,5647866729</text:p>
          </table:table-cell>
          <table:table-cell/>
          <table:table-cell table:formula="of:=([.H15]-[.M33])^2" office:value-type="float" office:value="53.8352375625" calcext:value-type="float">
            <text:p>53,8352375625</text:p>
          </table:table-cell>
          <table:table-cell table:number-columns-repeated="2"/>
          <table:table-cell table:formula="of:=([.J17]-[.P33])^2" office:value-type="float" office:value="1265743.72612558" calcext:value-type="float">
            <text:p>1265743,72612558</text:p>
          </table:table-cell>
          <table:table-cell/>
          <table:table-cell table:formula="of:=([.H17]-[.T33])*([.J17]-[.P33])" office:value-type="float" office:value="9853.21212401042" calcext:value-type="float">
            <text:p>9853,21212401042</text:p>
          </table:table-cell>
          <table:table-cell/>
          <table:table-cell table:formula="of:=([.H17]-[.$T$33])^2" office:value-type="float" office:value="76.702564" calcext:value-type="float">
            <text:p>76,702564</text:p>
          </table:table-cell>
        </table:table-row>
        <table:table-row table:style-name="ro1">
          <table:table-cell table:number-columns-repeated="8"/>
          <table:table-cell table:formula="of:=([.J16]-[.I33])^2" office:value-type="float" office:value="1075206.53522801" calcext:value-type="float">
            <text:p>1075206,53522801</text:p>
          </table:table-cell>
          <table:table-cell/>
          <table:table-cell table:formula="of:=([.J16]-[.I33])*([.H16]-[.M33])" office:value-type="float" office:value="2863.7184028293" calcext:value-type="float">
            <text:p>2863,7184028293</text:p>
          </table:table-cell>
          <table:table-cell/>
          <table:table-cell table:formula="of:=([.H16]-[.M33])^2" office:value-type="float" office:value="7.6272630625" calcext:value-type="float">
            <text:p>7,6272630625</text:p>
          </table:table-cell>
          <table:table-cell table:number-columns-repeated="2"/>
          <table:table-cell table:formula="of:=([.J18]-[.P33])^2" office:value-type="float" office:value="2282611.63743165" calcext:value-type="float">
            <text:p>2282611,63743165</text:p>
          </table:table-cell>
          <table:table-cell/>
          <table:table-cell table:formula="of:=([.H18]-[.T33])*([.J18]-[.P33])" office:value-type="float" office:value="20326.7261819126" calcext:value-type="float">
            <text:p>20326,7261819126</text:p>
          </table:table-cell>
          <table:table-cell/>
          <table:table-cell table:formula="of:=([.H18]-[.$T$33])^2" office:value-type="float" office:value="181.010116" calcext:value-type="float">
            <text:p>181,010116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8"/>
          <table:table-cell table:formula="of:=SUM([.I35:.I38])" office:value-type="float" office:value="9967913.81023676" calcext:value-type="float">
            <text:p>9967913,81023676</text:p>
          </table:table-cell>
          <table:table-cell/>
          <table:table-cell table:formula="of:=SUM([.K35:.K38])" office:value-type="float" office:value="27498.9520081915" calcext:value-type="float">
            <text:p>27498,9520081915</text:p>
          </table:table-cell>
          <table:table-cell/>
          <table:table-cell table:formula="of:=SUM([.M35:.M38])" office:value-type="float" office:value="75.87815075" calcext:value-type="float">
            <text:p>75,87815075</text:p>
          </table:table-cell>
          <table:table-cell table:number-columns-repeated="2"/>
          <table:table-cell table:formula="of:=SUM([.P35:.P38])" office:value-type="float" office:value="7628273.98710447" calcext:value-type="float">
            <text:p>7628273,98710447</text:p>
          </table:table-cell>
          <table:table-cell/>
          <table:table-cell table:formula="of:=SUM([.R35:.R38])" office:value-type="float" office:value="60753.7177928991" calcext:value-type="float">
            <text:p>60753,7177928991</text:p>
          </table:table-cell>
          <table:table-cell/>
          <table:table-cell table:formula="of:=SUM([.T35:.T38])" office:value-type="float" office:value="488.483536" calcext:value-type="float">
            <text:p>488,483536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formula="of:=[.K41]/[.I41]" office:value-type="float" office:value="0.00275874696869378" calcext:value-type="float">
            <text:p>0,002758746968694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formula="of:=[.R41]/[.P41]" office:value-type="float" office:value="0.00796428102813333" calcext:value-type="float">
            <text:p>0,007964281028133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s</text:p>
          </table:table-cell>
          <table:table-cell table:formula="of:=(([.M41]-([.K41]^2)/[.I41])/2)^0.5" office:value-type="float" office:value="0.0880348088708043" calcext:value-type="float">
            <text:p>0,088034808870804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formula="of:=(([.T41]-([.R41]^2)/[.P41])/2)^0.5" office:value-type="float" office:value="1.52050221858561" calcext:value-type="float">
            <text:p>1,52050221858561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delta b</text:p>
          </table:table-cell>
          <table:table-cell table:formula="of:=[.I46]/([.I41])^0.5" office:value-type="float" office:value="0.0000278838211612875" calcext:value-type="float">
            <text:p>2,78838211612875E-05</text:p>
          </table:table-cell>
          <table:table-cell table:number-columns-repeated="5"/>
          <table:table-cell office:value-type="string" calcext:value-type="string">
            <text:p>delta b</text:p>
          </table:table-cell>
          <table:table-cell table:formula="of:=[.P46]/([.P41])^0.5" office:value-type="float" office:value="0.000550521033477159" calcext:value-type="float">
            <text:p>0,00055052103347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loext:min-decimal-places="5"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09:24:38.668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5:57:16.589000000</meta:creation-date>
    <dc:date>2016-11-09T13:28:29.131000000</dc:date>
    <meta:editing-duration>PT4H5M52S</meta:editing-duration>
    <meta:editing-cycles>7</meta:editing-cycles>
    <meta:generator>LibreOffice/5.2.2.2$Windows_x86 LibreOffice_project/8f96e87c890bf8fa77463cd4b640a2312823f3ad</meta:generator>
    <meta:document-statistic meta:table-count="1" meta:cell-count="228" meta:object-count="0"/>
  </office:meta>
</office:document-meta>
</file>